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3ae" officeooo:paragraph-rsid="0012d3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Select * from movies where rating=13 and category=comedy;</text:p>
      <text:p text:style-name="P1"/>
      <text:p text:style-name="P1">2:select * from movies where category=horror order by <text:s/>rents limit 3;</text:p>
      <text:p text:style-name="P1"/>
      <text:p text:style-name="P1">3:select * from customers where country=India and rented_movie in (select id from movie where category=horror) ;</text:p>
      <text:p text:style-name="P1"/>
      <text:p text:style-name="P1">4:select * from customers where country = canada and rented_movie in (select id from movies where hero=”Nick Wahlberg”);</text:p>
      <text:p text:style-name="P1"/>
      <text:p text:style-name="P1">5: select count(*) from movies where hero=”sean williams”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05:13.935901278</meta:creation-date>
    <dc:date>2017-12-15T15:14:18.911699340</dc:date>
    <meta:editing-duration>PT9M5S</meta:editing-duration>
    <meta:editing-cycles>1</meta:editing-cycles>
    <meta:document-statistic meta:table-count="0" meta:image-count="0" meta:object-count="0" meta:page-count="1" meta:paragraph-count="5" meta:word-count="61" meta:character-count="418" meta:non-whitespace-character-count="361"/>
    <meta:generator>LibreOffice/5.3.1.2$Linux_X86_64 LibreOffice_project/30m0$Build-2</meta:generator>
  </office:meta>
</office:document-meta>
</file>